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e27c7" officeooo:paragraph-rsid="000e27c7"/>
    </style:style>
    <style:style style:name="P2" style:family="paragraph" style:parent-style-name="Standard">
      <style:text-properties officeooo:rsid="00100eb1" officeooo:paragraph-rsid="00100eb1"/>
    </style:style>
    <style:style style:name="P3" style:family="paragraph" style:parent-style-name="Text_20_body">
      <style:text-properties officeooo:rsid="00100eb1" officeooo:paragraph-rsid="00100eb1"/>
    </style:style>
    <style:style style:name="P4" style:family="paragraph" style:parent-style-name="Text_20_body">
      <style:text-properties officeooo:paragraph-rsid="00100eb1"/>
    </style:style>
    <style:style style:name="P5" style:family="paragraph" style:parent-style-name="Text_20_body">
      <style:text-properties officeooo:rsid="00103d62" officeooo:paragraph-rsid="00103d62"/>
    </style:style>
    <style:style style:name="P6" style:family="paragraph" style:parent-style-name="Text_20_body">
      <style:text-properties officeooo:rsid="001085fe" officeooo:paragraph-rsid="001085fe"/>
    </style:style>
    <style:style style:name="P7" style:family="paragraph" style:parent-style-name="Text_20_body">
      <style:text-properties officeooo:rsid="00125522" officeooo:paragraph-rsid="00125522"/>
    </style:style>
    <style:style style:name="P8" style:family="paragraph" style:parent-style-name="Text_20_body">
      <style:text-properties officeooo:rsid="0012eba5" officeooo:paragraph-rsid="0012eba5"/>
    </style:style>
    <style:style style:name="P9" style:family="paragraph" style:parent-style-name="Heading_20_1">
      <style:text-properties officeooo:rsid="00100eb1" officeooo:paragraph-rsid="00100eb1"/>
    </style:style>
    <style:style style:name="T1" style:family="text">
      <style:text-properties officeooo:rsid="00100eb1"/>
    </style:style>
    <style:style style:name="T2" style:family="text">
      <style:text-properties officeooo:rsid="00103d62"/>
    </style:style>
    <style:style style:name="T3" style:family="text">
      <style:text-properties officeooo:rsid="001085fe"/>
    </style:style>
    <style:style style:name="T4" style:family="text">
      <style:text-properties officeooo:rsid="001255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sujet de cette étude est simple : Le Big Data peut-il m’aider à choisir un film à regarder ce soir ?</text:p>
      <text:p text:style-name="P1"/>
      <text:p text:style-name="P1">En effet, je passe souvent presque autant de temps à choisir un film que de temps à réellement regarder ce film.</text:p>
      <text:p text:style-name="P1"/>
      <text:p text:style-name="P1">Je peux regarder ce que netflix me propose, malheuresement le choix en France est trop limité et répétitif, j’ai envie de regarder quelque chose de nouveau, pas quelque chose de vieux ou que j’ai déjà vu !</text:p>
      <text:p text:style-name="P1"/>
      <text:p text:style-name="P1">Je peux regarder les dernières sorties sur allociné ou l’IMDB, <text:span text:style-name="T1">mais il y a tellement de choix que l’on peut perdre des heures à voir si le synopsis m’intéresse, à lire des notes et des critiques pour savoir si le film m’intéresse toujours, trouver un moyen de le regarder simplement… Il est déjà minuit ? Je vais peut-être aller me coucher en fait…</text:span></text:p>
      <text:p text:style-name="P1"/>
      <text:p text:style-name="P2">Bon allez, on va utiliser un cluster hadoop qui traine, faire un peu de prédictions en fonction des films que j’ai vus et aimés, et on va essayer de me conseiller un film à regarder ce soir !</text:p>
      <text:p text:style-name="P2"/>
      <text:h text:style-name="P9" text:outline-level="1">Extraire, Transformer, Charger !</text:h>
      <text:p text:style-name="P4"/>
      <text:p text:style-name="P3">En premier lieu on va charger sur Hadoop une liste de films afin de pouvoir les traiter.</text:p>
      <text:p text:style-name="P3">On va dire qu’un film c’est:</text:p>
      <text:p text:style-name="P3">Un titre, un réalisateur, une année, un genre, un pays, des acteurs, une durée, une ou plusieurs notes.</text:p>
      <text:p text:style-name="P3">On va charger une grosse liste de films depuis une api, on peut utiliser OMDB (open movie database, libre donc) ou l’IMDB, <text:span text:style-name="T2">via des APIs Rest non officielles</text:span></text:p>
      <text:p text:style-name="P5">Via ces APIs, il faut déjà que j’ai le nom du film, on va donc travailler sur une liste existante, on chargera les informations plus tard.</text:p>
      <text:p text:style-name="P5">Le plus simple c’est de trouver des “best movie list” ou des films par année</text:p>
      <text:p text:style-name="P6">Pour avoir liste beaucoup plus exhaustive de film, on pourrait utiliser wikipedia qui fournit une liste alphabétique de beacuoup beaucoup de films, <text:s/>on va dire que je veux regarder un bon film (ou en tout cas que que des gens qui s’y connaissent ont jugé bon)</text:p>
      <text:p text:style-name="P5"><text:span text:style-name="T3">Top 1000 nytimes </text:span><text:a xlink:type="simple" xlink:href="http://www.nytimes.com/ref/movies/1000best.html" text:style-name="Internet_20_link" text:visited-style-name="Visited_20_Internet_20_Link">http://www.nytimes.com/ref/movies/1000best.html</text:a></text:p>
      <text:p text:style-name="P6">Top 250 imdb <text:a xlink:type="simple" xlink:href="http://www.imdb.com/chart/top" text:style-name="Internet_20_link" text:visited-style-name="Visited_20_Internet_20_Link">http://www.imdb.com/chart/top</text:a></text:p>
      <text:p text:style-name="P7">Par an <text:a xlink:type="simple" xlink:href="https://www.rottentomatoes.com/top/bestofrt/?year=2014" text:style-name="Internet_20_link" text:visited-style-name="Visited_20_Internet_20_Link">https://www.rottentomatoes.com/top/bestofrt/?year=2014</text:a></text:p>
      <text:p text:style-name="P6">Une liste d’au moins 1000 films, <text:span text:style-name="T4">on va dire que c’est suffisant pour l’instant, déjà on va mettre tout ça dans un fichier simple à lire</text:span></text:p>
      <text:p text:style-name="P8">Voila le script pour récupérer la liste top 1000 du new york times</text:p>
      <text:p text:style-name="P8"/>
      <text:p text:style-name="P8"><text:soft-page-break/>Bon finalement, je me suis rendu compte que c’est que des vieux films que j’ai pas du tout envie de voir, on va plutot se concentrer sur la liste de rotten tomato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7:19:07.175202250</meta:creation-date>
    <dc:date>2016-12-10T20:46:41.080502226</dc:date>
    <meta:editing-duration>PT22M52S</meta:editing-duration>
    <meta:editing-cycles>2</meta:editing-cycles>
    <meta:generator>LibreOffice/5.2.3.3$Linux_X86_64 LibreOffice_project/20$Build-3</meta:generator>
    <meta:document-statistic meta:table-count="0" meta:image-count="0" meta:object-count="0" meta:page-count="2" meta:paragraph-count="19" meta:word-count="423" meta:character-count="2372" meta:non-whitespace-character-count="1967"/>
  </office:meta>
</office:document-meta>
</file>